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T2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T3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T4" style:parent-style-name="Standardnípísmoodstavce" style:family="text">
      <style:text-properties fo:font-size="12pt" style:font-size-asian="12pt" style:font-size-complex="12pt"/>
    </style:style>
    <style:style style:name="P5" style:parent-style-name="Normální" style:family="paragraph">
      <style:text-properties fo:font-size="12pt" style:font-size-asian="12pt" style:font-size-complex="12pt"/>
    </style:style>
    <style:style style:name="T6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T7" style:parent-style-name="Standardnípísmoodstavce" style:family="text">
      <style:text-properties fo:font-size="12pt" style:font-size-asian="12pt" style:font-size-complex="12pt"/>
    </style:style>
    <style:style style:name="P8" style:parent-style-name="Normální" style:family="paragraph">
      <style:text-properties fo:font-size="12pt" style:font-size-asian="12pt" style:font-size-complex="12pt"/>
    </style:style>
    <style:style style:name="T9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T10" style:parent-style-name="Standardnípísmoodstavce" style:family="text">
      <style:text-properties fo:font-size="12pt" style:font-size-asian="12pt" style:font-size-complex="12pt"/>
    </style:style>
    <style:style style:name="P11" style:parent-style-name="Normální" style:family="paragraph">
      <style:text-properties fo:font-size="12pt" style:font-size-asian="12pt" style:font-size-complex="12pt"/>
    </style:style>
    <style:style style:name="T12" style:parent-style-name="Standardnípísmoodstavce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Standardnípísmoodstavce" style:family="text">
      <style:text-properties fo:font-size="12pt" style:font-size-asian="12pt" style:font-size-complex="12pt"/>
    </style:style>
    <style:style style:name="P14" style:parent-style-name="Normální" style:family="paragraph">
      <style:text-properties fo:font-size="12pt" style:font-size-asian="12pt" style:font-size-complex="12pt"/>
    </style:style>
    <style:style style:name="P15" style:parent-style-name="Normální" style:family="paragraph">
      <style:paragraph-properties fo:text-align="end"/>
    </style:style>
    <style:style style:name="T16" style:parent-style-name="Standardnípísmoodstavce" style:family="text">
      <style:text-properties fo:font-size="12pt" style:font-size-asian="12pt" style:font-size-complex="12pt"/>
    </style:style>
    <style:style style:name="T17" style:parent-style-name="Standardnípísmoodstavce" style:family="text">
      <style:text-properties fo:font-size="12pt" style:font-size-asian="12pt" style:font-size-complex="12pt"/>
    </style:style>
    <style:style style:name="T18" style:parent-style-name="Standardnípísmoodstavce" style:family="text">
      <style:text-properties fo:font-size="12pt" style:font-size-asian="12pt" style:font-size-complex="12pt"/>
    </style:style>
    <style:style style:name="T19" style:parent-style-name="Standardnípísmoodstavce" style:family="text">
      <style:text-properties fo:font-size="12pt" style:font-size-asian="12pt" style:font-size-complex="12pt"/>
    </style:style>
    <style:style style:name="T20" style:parent-style-name="Standardnípísmoodstavce" style:family="text">
      <style:text-properties fo:font-size="12pt" style:font-size-asian="12pt" style:font-size-complex="12pt"/>
    </style:style>
    <style:style style:name="T21" style:parent-style-name="Standardnípísmoodstavce" style:family="text">
      <style:text-properties fo:font-size="12pt" style:font-size-asian="12pt" style:font-size-complex="12pt"/>
    </style:style>
    <style:style style:name="T22" style:parent-style-name="Standardnípísmoodstavce" style:family="text">
      <style:text-properties fo:font-size="12pt" style:font-size-asian="12pt" style:font-size-complex="12pt"/>
    </style:style>
    <style:style style:name="T23" style:parent-style-name="Standardnípísmoodstavce" style:family="text">
      <style:text-properties fo:font-size="12pt" style:font-size-asian="12pt" style:font-size-complex="12pt"/>
    </style:style>
    <style:style style:name="T24" style:parent-style-name="Standardnípísmoodstavce" style:family="text">
      <style:text-properties fo:font-size="12pt" style:font-size-asian="12pt" style:font-size-complex="12pt"/>
    </style:style>
    <style:style style:name="T25" style:parent-style-name="Standardnípísmoodstavce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Závěrečná zpráva z PVA-testovaní</text:p>
      <text:p text:style-name="Normální"><text:span text:style-name="T2">Úvod:</text:span><text:span text:style-name="T3"><text:s/></text:span><text:span text:style-name="T4">Dostali jsme za úkol procvičit si maturitní práci na programování. Na první problém jsem narazil hned zezačátku s prací na GitHub a GitKraken. Protože jsem úplný začátečník v tomhle nastal problém u repozitářů a uploadování, ale naštěstí jsem to všechno vyřešil do termínu. Dále jsem si od toho týden dal pauzu a až tuhle sobotu jsem na tom začal dělat.</text:span></text:p>
      <text:p text:style-name="P5"/>
      <text:p text:style-name="Normální"><text:span text:style-name="T6">Co obsahuje:</text:span><text:span text:style-name="T7"><text:s/>Zprovoznil jsem celkovou registraci a přihlašování akorát jsem narazil na problém udělat, aby byl jenom na jednoho uživatele jeden unikátní e-mail, jinak se mi tam vše podařilo. Dále se mi povedlo zprovoznit smazání učtu pomocí hesla. Komentáře se mi nepovedlo zprovoznit, takže ty dodám až později po konzultaci s kamarádem.</text:span></text:p>
      <text:p text:style-name="P8"/>
      <text:p text:style-name="Normální"><text:span text:style-name="T9">Kritika:</text:span><text:span text:style-name="T10"><text:s/>Hodnotím to tak na dostatečný, protože to ještě moc neumí, ale základ to umí a na dostatečně by to mohlo dosáhnout.</text:span></text:p>
      <text:p text:style-name="P11"/>
      <text:p text:style-name="Normální"><text:span text:style-name="T12">Co jsem se naučil:</text:span><text:span text:style-name="T13"><text:s/>Naučil jsem se pár fíglů, co a jak. Jinak jsem si spíš zopakoval, jak funguje php a sql.</text:span></text:p>
      <text:p text:style-name="P14"/>
      <text:p text:style-name="P15"><text:span text:style-name="T16">Přeji hezký den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Filip Boháč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F monster</meta:initial-creator>
    <dc:creator>SF monster</dc:creator>
    <meta:creation-date>2020-03-31T16:14:00Z</meta:creation-date>
    <dc:date>2020-03-31T16:24:00Z</dc:date>
    <meta:template xlink:href="Normal.dotm" xlink:type="simple"/>
    <meta:editing-cycles>1</meta:editing-cycles>
    <meta:editing-duration>PT600S</meta:editing-duration>
    <meta:document-statistic meta:page-count="1" meta:paragraph-count="2" meta:word-count="145" meta:character-count="1003" meta:row-count="7" meta:non-whitespace-character-count="860"/>
  </office:meta>
</office:document-meta>
</file>